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75FDF4111A7C6D1.jpg" manifest:media-type="image/jpeg"/>
  <manifest:file-entry manifest:full-path="Pictures/10000000000001F4000001F47086B2F8B962FB0B.jpg" manifest:media-type="image/jpeg"/>
  <manifest:file-entry manifest:full-path="Pictures/10000000000001F4000001F476974D92167BB2FB.jpg" manifest:media-type="image/jpeg"/>
  <manifest:file-entry manifest:full-path="Pictures/10000000000001F4000001F4124241D2CA49C02F.jpg" manifest:media-type="image/jpeg"/>
  <manifest:file-entry manifest:full-path="Pictures/10000000000001F4000001F4A6BC67E0C98ADBF5.jpg" manifest:media-type="image/jpeg"/>
  <manifest:file-entry manifest:full-path="Pictures/10000000000001F4000001F453772CDEE0AC4B78.jpg" manifest:media-type="image/jpeg"/>
  <manifest:file-entry manifest:full-path="Pictures/10000000000001F4000001F4827EFBAF82DEF0C2.jpg" manifest:media-type="image/jpeg"/>
  <manifest:file-entry manifest:full-path="Pictures/10000000000001F4000001F4C666F0013777F53E.jpg" manifest:media-type="image/jpeg"/>
  <manifest:file-entry manifest:full-path="Pictures/10000000000001F4000001F4F6736422AD535FA8.jpg" manifest:media-type="image/jpeg"/>
  <manifest:file-entry manifest:full-path="Pictures/10000000000001F4000001F422FE9E7E4588FDE1.jpg" manifest:media-type="image/jpeg"/>
  <manifest:file-entry manifest:full-path="Pictures/10000000000001F4000001F4EB4EAB3F246066DB.jpg" manifest:media-type="image/jpeg"/>
  <manifest:file-entry manifest:full-path="Pictures/10000000000001F4000001F47FF122A265B00E18.jpg" manifest:media-type="image/jpeg"/>
  <manifest:file-entry manifest:full-path="Pictures/10000000000001F4000001F4362A8D9920BA980F.jpg" manifest:media-type="image/jpeg"/>
  <manifest:file-entry manifest:full-path="Pictures/10000000000001F4000001F4F7ECACA4742381F8.jpg" manifest:media-type="image/jpeg"/>
  <manifest:file-entry manifest:full-path="Pictures/10000000000001F4000001F41869E19CBA112369.jpg" manifest:media-type="image/jpeg"/>
  <manifest:file-entry manifest:full-path="Pictures/10000000000001F4000001F474644216CCCC7FAA.jpg" manifest:media-type="image/jpeg"/>
  <manifest:file-entry manifest:full-path="Pictures/10000000000001F4000001F4CCB94665C646EE53.jpg" manifest:media-type="image/jpeg"/>
  <manifest:file-entry manifest:full-path="Pictures/10000000000001F4000001F443D9F979EF6715E1.jpg" manifest:media-type="image/jpeg"/>
  <manifest:file-entry manifest:full-path="Pictures/10000000000001F4000001F447602AAFE9B39F40.jpg" manifest:media-type="image/jpeg"/>
  <manifest:file-entry manifest:full-path="Pictures/10000000000001F4000001F40E924890C664F91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2.191cm" svg:y="2.924cm">
          <draw:image xlink:href="Pictures/10000000000001F4000001F47FF122A265B00E18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354cm" svg:y="2.93cm">
          <draw:image xlink:href="Pictures/10000000000001F4000001F4A6BC67E0C98ADBF5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274cm" svg:y="2.93cm">
          <draw:image xlink:href="Pictures/10000000000001F4000001F4F6736422AD535FA8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434cm" svg:y="2.93cm">
          <draw:image xlink:href="Pictures/10000000000001F4000001F422FE9E7E4588FDE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8.01cm">
          <draw:image xlink:href="Pictures/10000000000001F4000001F4827EFBAF82DEF0C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8.01cm">
          <draw:image xlink:href="Pictures/10000000000001F4000001F4EB4EAB3F246066D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8.01cm">
          <draw:image xlink:href="Pictures/10000000000001F4000001F4362A8D9920BA980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8.01cm">
          <draw:image xlink:href="Pictures/10000000000001F4000001F4F7ECACA4742381F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3.09cm">
          <draw:image xlink:href="Pictures/10000000000001F4000001F4CCB94665C646EE53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3.09cm">
          <draw:image xlink:href="Pictures/10000000000001F4000001F443D9F979EF6715E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3.09cm">
          <draw:image xlink:href="Pictures/10000000000001F4000001F447602AAFE9B39F4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3.09cm">
          <draw:image xlink:href="Pictures/10000000000001F4000001F474644216CCCC7FAA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8.17cm">
          <draw:image xlink:href="Pictures/10000000000001F4000001F40E924890C664F91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8.17cm">
          <draw:image xlink:href="Pictures/10000000000001F4000001F41869E19CBA11236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8.17cm">
          <draw:image xlink:href="Pictures/10000000000001F4000001F4124241D2CA49C02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8.17cm">
          <draw:image xlink:href="Pictures/10000000000001F4000001F453772CDEE0AC4B7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245cm" svg:y="23.25cm">
          <draw:image xlink:href="Pictures/10000000000001F4000001F476974D92167BB2F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405cm" svg:y="23.25cm">
          <draw:image xlink:href="Pictures/10000000000001F4000001F47086B2F8B962FB0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325cm" svg:y="23.25cm">
          <draw:image xlink:href="Pictures/10000000000001F4000001F4C666F0013777F53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85cm" svg:y="23.25cm">
          <draw:image xlink:href="Pictures/10000000000001F4000001F4875FDF4111A7C6D1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03T11:32:18.804920798</dc:date>
    <meta:editing-duration>PT12H55M51S</meta:editing-duration>
    <meta:editing-cycles>14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